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21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1.9508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2.8445in"/>
    </style:style>
    <style:style style:name="co18" style:family="table-column">
      <style:table-column-properties fo:break-before="auto" style:column-width="1.8291in"/>
    </style:style>
    <style:style style:name="co19" style:family="table-column">
      <style:table-column-properties fo:break-before="auto" style:column-width="0.6146in"/>
    </style:style>
    <style:style style:name="co20" style:family="table-column">
      <style:table-column-properties fo:break-before="auto" style:column-width="1.7508in"/>
    </style:style>
    <style:style style:name="co21" style:family="table-column">
      <style:table-column-properties fo:break-before="auto" style:column-width="2.3945in"/>
    </style:style>
    <style:style style:name="co22" style:family="table-column">
      <style:table-column-properties fo:break-before="auto" style:column-width="2.4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#2a6099"/>
    </style:style>
    <style:style style:name="ce9" style:family="table-cell" style:parent-style-name="Default" style:data-style-name="N100">
      <style:table-cell-properties fo:background-color="#2a6099"/>
    </style:style>
    <style:style style:name="ce13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ff40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100">
      <style:table-cell-properties fo:background-color="#ff0000"/>
    </style:style>
    <style:style style:name="ce20" style:family="table-cell" style:parent-style-name="Default">
      <style:table-cell-properties fo:background-color="#ffa6a6"/>
    </style:style>
    <style:style style:name="ce21" style:family="table-cell" style:parent-style-name="Default" style:data-style-name="N100">
      <style:table-cell-properties fo:background-color="#ffa6a6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 style:data-style-name="N100">
      <style:table-cell-properties fo:background-color="#729fcf"/>
    </style:style>
    <style:style style:name="ce25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  <table:content-validation table:name="val11" table:condition="of:cell-content-is-in-list([$Data.$C$1:$Data.$C$3])" table:allow-empty-cell="true" table:display-list="unsorted" table:base-cell-address="Clanga.C3">
          <table:error-message table:message-type="stop" table:display="true"/>
        </table:content-validation>
        <table:content-validation table:name="val12" table:condition="of:cell-content-is-in-list([$Data.$C$1:$Data.$C$3])" table:allow-empty-cell="true" table:display-list="unsorted" table:base-cell-address="Clanga.H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11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7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7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28</text:p>
          </table:table-cell>
          <table:table-cell table:style-name="ce13"/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False Start</text:p>
          </table:table-cell>
          <table:table-cell table:style-name="ce3" table:content-validation-name="val12" office:value-type="string" calcext:value-type="string">
            <text:p>Enforced</text:p>
          </table:table-cell>
          <table:table-cell table:style-name="ce7" office:value-type="string" calcext:value-type="string">
            <text:p>15:00</text:p>
          </table:table-cell>
          <table:table-cell table:style-name="ce7" office:value-type="string" calcext:value-type="string">
            <text:p>58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office:value-type="string" calcext:value-type="string">
            <text:p>3:30</text:p>
          </table:table-cell>
          <table:table-cell table:style-name="ce7" office:value-type="string" calcext:value-type="string">
            <text:p>84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10" office:value-type="string" calcext:value-type="string">
            <text:p>Offside Defense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6:13</text:p>
          </table:table-cell>
          <table:table-cell table:style-name="ce19" office:value-type="string" calcext:value-type="string">
            <text:p>3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Ineligible Downfield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54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Illegal Formation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4:15</text:p>
          </table:table-cell>
          <table:table-cell table:style-name="ce19"/>
        </table:table-row>
        <table:table-row table:style-name="ro1">
          <table:table-cell table:style-name="ce4" table:content-validation-name="val1" office:value-type="string" calcext:value-type="string">
            <text:p>3rd</text:p>
          </table:table-cell>
          <table:table-cell table:style-name="ce4" table:content-validation-name="val8" office:value-type="string" calcext:value-type="string">
            <text:p>Holding</text:p>
          </table:table-cell>
          <table:table-cell table:style-name="ce4" table:content-validation-name="val11" office:value-type="string" calcext:value-type="string">
            <text:p>Enforced</text:p>
          </table:table-cell>
          <table:table-cell table:style-name="ce11" table:content-validation-name="val9" office:value-type="string" calcext:value-type="string">
            <text:p>1:31</text:p>
          </table:table-cell>
          <table:table-cell table:style-name="ce1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Holding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2:25</text:p>
          </table:table-cell>
          <table:table-cell table:style-name="ce19" table:content-validation-name="val9" office:value-type="string" calcext:value-type="string">
            <text:p>4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False Start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0:09</text:p>
          </table:table-cell>
          <table:table-cell table:style-name="ce19" table:content-validation-name="val9" office:value-type="string" calcext:value-type="string">
            <text:p>74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56</text:p>
          </table:table-cell>
          <table:table-cell table:style-name="ce13" office:value-type="string" calcext:value-type="string">
            <text:p>3</text:p>
          </table:table-cell>
          <table:table-cell table:style-name="ce5" table:content-validation-name="val4" office:value-type="string" calcext:value-type="string">
            <text:p>1st</text:p>
          </table:table-cell>
          <table:table-cell table:style-name="ce5" table:content-validation-name="val10" office:value-type="string" calcext:value-type="string">
            <text:p>Illegal Participation</text:p>
          </table:table-cell>
          <table:table-cell table:style-name="ce5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1:57</text:p>
          </table:table-cell>
          <table:table-cell table:style-name="ce13"/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8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0:31</text:p>
          </table:table-cell>
          <table:table-cell table:style-name="ce13" office:value-type="string" calcext:value-type="string">
            <text:p>74</text:p>
          </table:table-cell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Unsportsmanlike Conduct</text:p>
          </table:table-cell>
          <table:table-cell table:style-name="ce3" table:content-validation-name="val12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office:value-type="string" calcext:value-type="string">
            <text:p>19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1:16</text:p>
          </table:table-cell>
          <table:table-cell table:style-name="ce7" table:content-validation-name="val9" office:value-type="string" calcext:value-type="string">
            <text:p>57</text:p>
          </table:table-cell>
          <table:table-cell table:style-name="ce22" table:content-validation-name="val4" office:value-type="string" calcext:value-type="string">
            <text:p>3rd</text:p>
          </table:table-cell>
          <table:table-cell table:style-name="ce22" table:content-validation-name="val8" office:value-type="string" calcext:value-type="string">
            <text:p>False Start</text:p>
          </table:table-cell>
          <table:table-cell table:style-name="ce22" table:content-validation-name="val12" office:value-type="string" calcext:value-type="string">
            <text:p>Enforced</text:p>
          </table:table-cell>
          <table:table-cell table:style-name="ce23" office:value-type="string" calcext:value-type="string">
            <text:p>5:16</text:p>
          </table:table-cell>
          <table:table-cell table:style-name="ce23" office:value-type="string" calcext:value-type="string">
            <text:p>0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0:34</text:p>
          </table:table-cell>
          <table:table-cell table:style-name="ce7" table:content-validation-name="val9" office:value-type="string" calcext:value-type="string">
            <text:p>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Intentional Groun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5:55</text:p>
          </table:table-cell>
          <table:table-cell table:style-name="ce21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table:content-validation-name="val9" office:value-type="string" calcext:value-type="string">
            <text:p>1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Hol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2:58</text:p>
          </table:table-cell>
          <table:table-cell table:style-name="ce21" office:value-type="string" calcext:value-type="string">
            <text:p>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9:45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Pass Interference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8:04</text:p>
          </table:table-cell>
          <table:table-cell table:style-name="ce7" table:content-validation-name="val9" office:value-type="string" calcext:value-type="string">
            <text:p>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Snap Infraction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38</text:p>
          </table:table-cell>
          <table:table-cell table:style-name="ce7" table:content-validation-name="val9" office:value-type="string" calcext:value-type="string">
            <text:p>5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Crackback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8:55</text:p>
          </table:table-cell>
          <table:table-cell table:style-name="ce21"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49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Defensive Holding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33</text:p>
          </table:table-cell>
          <table:table-cell table:style-name="ce2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Roughing the Passer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27</text:p>
          </table:table-cell>
          <table:table-cell table:style-name="ce21" table:content-validation-name="val9" office:value-type="string" calcext:value-type="string">
            <text:p>4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1:36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4" table:default-cell-style-name="ce2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Illegal Forma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4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Participation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0:5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38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Illegal Mo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4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06</text:p>
          </table:table-cell>
          <table:table-cell table:content-validation-name="val9" office:value-type="string" calcext:value-type="string">
            <text:p>7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07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6" table:default-cell-style-name="ce2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Snap Infrac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Delay of Gam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15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Kickoff out of Bounds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32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07</text:p>
          </table:table-cell>
          <table:table-cell office:value-type="string" calcext:value-type="string">
            <text:p>56</text:p>
          </table:table-cell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Turner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8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Offside Defense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5:01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4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28</text:p>
          </table:table-cell>
          <table:table-cell table:content-validation-name="val9" office:value-type="string" calcext:value-type="string">
            <text:p>5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Personal Foul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3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Declined</text:p>
          </table:table-cell>
          <table:table-cell table:content-validation-name="val9" office:value-type="string" calcext:value-type="string">
            <text:p>0:00</text:p>
          </table:table-cell>
          <table:table-cell table:content-validation-name="val9" office:value-type="string" calcext:value-type="string">
            <text:p>6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4:54</text:p>
          </table:table-cell>
          <table:table-cell table:content-validation-name="val9" office:value-type="string" calcext:value-type="string">
            <text:p>5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3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Roughing the Passer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2:54</text:p>
          </table:table-cell>
          <table:table-cell table:content-validation-name="val9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rsecollar Tackl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21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Illegal Snap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6</text:p>
          </table:table-cell>
          <table:table-cell/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9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2:02</text:p>
          </table:table-cell>
          <table:table-cell office:value-type="string" calcext:value-type="string">
            <text:p>2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6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Offsetting</text:p>
          </table:table-cell>
          <table:table-cell office:value-type="string" calcext:value-type="string">
            <text:p>1:07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ce Mask</text:p>
          </table:table-cell>
          <table:table-cell table:content-validation-name="val12" office:value-type="string" calcext:value-type="string">
            <text:p>Offsetting</text:p>
          </table:table-cell>
          <table:table-cell office:value-type="string" calcext:value-type="string">
            <text:p>1:07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Illegal Formation</text:p>
          </table:table-cell>
          <table:table-cell table:content-validation-name="val11" office:value-type="string" calcext:value-type="string">
            <text:p>Declined</text:p>
          </table:table-cell>
          <table:table-cell office:value-type="string" calcext:value-type="string">
            <text:p>10:49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45</text:p>
          </table:table-cell>
          <table:table-cell office:value-type="string" calcext:value-type="string">
            <text:p>77</text:p>
          </table:table-cell>
          <table:table-cell table:style-name="ce25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0:49</text:p>
          </table:table-cell>
          <table:table-cell table:content-validation-name="val9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01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53</text:p>
          </table:table-cell>
          <table:table-cell table:content-validation-name="val9" office:value-type="string" calcext:value-type="string">
            <text:p>15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50</text:p>
          </table:table-cell>
          <table:table-cell office:value-type="string" calcext:value-type="string">
            <text:p>73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Roughing the Passer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55</text:p>
          </table:table-cell>
          <table:table-cell table:content-validation-name="val9" office:value-type="string" calcext:value-type="string">
            <text:p>93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Illegal Substitution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8:25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:59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 table:number-rows-repeated="19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Target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4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:47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Illegal Snap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Illegal Player Downfield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2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36</text:p>
          </table:table-cell>
          <table:table-cell table:content-validation-name="val9" office:value-type="string" calcext:value-type="string">
            <text:p>5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5</text:p>
          </table:table-cell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65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4:44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1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Forward Pass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Illegal Forward Pass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4:14</text:p>
          </table:table-cell>
          <table:table-cell table:content-validation-name="val9" office:value-type="string" calcext:value-type="string">
            <text:p>4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8" office:value-type="string" calcext:value-type="string">
            <text:p>Block in the Back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2:51</text:p>
          </table:table-cell>
          <table:table-cell table:content-validation-name="val9" office:value-type="string" calcext:value-type="string">
            <text:p>65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8" office:value-type="string" calcext:value-type="string">
            <text:p>Offensive Offsid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0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22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Defensive Offside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14:0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53</text:p>
          </table:table-cell>
          <table:table-cell table:content-validation-name="val9" office:value-type="string" calcext:value-type="string">
            <text:p>19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Block in the Back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3:3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14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Illegal Forward Pass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43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9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GA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Ineligible Receiver Downfield</text:p>
          </table:table-cell>
          <table:table-cell table:content-validation-name="val11" office:value-type="string" calcext:value-type="string">
            <text:p>Declined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65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Kick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5:00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77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Face Mask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0:36</text:p>
          </table:table-cell>
          <table:table-cell table:content-validation-name="val9" office:value-type="string" calcext:value-type="string">
            <text:p>3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53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4:30</text:p>
          </table:table-cell>
          <table:table-cell table:content-validation-name="val9" office:value-type="string" calcext:value-type="string">
            <text:p>9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28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rsecollar Tackl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39</text:p>
          </table:table-cell>
          <table:table-cell office:value-type="string" calcext:value-type="string">
            <text:p>19</text:p>
          </table:table-cell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7:32:13.247239648</meta:creation-date>
    <dc:date>2023-12-02T18:10:59.398174684</dc:date>
    <meta:editing-duration>P2DT14H57S</meta:editing-duration>
    <meta:editing-cycles>218</meta:editing-cycles>
    <meta:generator>LibreOffice/7.3.7.2$Linux_X86_64 LibreOffice_project/30$Build-2</meta:generator>
    <meta:document-statistic meta:table-count="14" meta:cell-count="956" meta:object-count="0"/>
  </office:meta>
</office:document-meta>
</file>